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43"/>
    <style:style style:name="ce4" style:family="table-cell" style:parent-style-name="Default" style:data-style-name="N11"/>
    <style:style style:name="ce5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13.49pt" svg:y="956.24pt">
            <loext:p draw:notify-on-update-of-ranges="Sheet1.A32:Sheet1.A36 Sheet1.E32:Sheet1.E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72.91pt" svg:y="118.8pt">
            <loext:p draw:notify-on-update-of-ranges="Sheet1.A19:Sheet1.A25 Sheet1.C19:Sheet1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14.4pt" svg:height="255.23pt" svg:x="510.38pt" svg:y="749.17pt">
            <loext:p draw:notify-on-update-of-ranges="Sheet1.B49:Sheet1.B53 Sheet1.D49:Sheet1.D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pt" svg:height="255.23pt" svg:x="644.66pt" svg:y="337.32pt">
            <loext:p draw:notify-on-update-of-ranges="Sheet1.F9:Sheet1.F13 Sheet1.G9:Sheet1.G13 Sheet1.H9:Sheet1.H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500.38pt" svg:y="72.09pt">
            <loext:p draw:notify-on-update-of-ranges="Sheet1.L2:Sheet1.L8 Sheet1.M2:Sheet1.M8 Sheet1.N2:Sheet1.N8 Sheet1.O2:Sheet1.O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339.9pt" svg:y="1398.02pt">
            <loext:p draw:notify-on-update-of-ranges="Sheet1.B110:Sheet1.B114 Sheet1.C110:Sheet1.C114 Sheet1.D110:Sheet1.D114 Sheet1.E110:Sheet1.E1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reprocessing: RandomHorizontalFlip + 4pixel translation for both train and test</text:p>
          </table:table-cell>
          <table:table-cell table:number-columns-repeated="6"/>
          <table:table-cell office:value-type="string" calcext:value-type="string">
            <text:p>CNN(36)</text:p>
          </table:table-cell>
          <table:table-cell/>
          <table:table-cell table:style-name="ce4" office:value-type="percentage" office:value="0.9769" calcext:value-type="percentage">
            <text:p>97.69%</text:p>
          </table:table-cell>
          <table:table-cell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10"/>
          <table:table-cell office:value-type="string" calcext:value-type="string">
            <text:p>NPTN(18,2)</text:p>
          </table:table-cell>
          <table:table-cell table:style-name="ce4" office:value-type="percentage" office:value="0.9772" calcext:value-type="percentage">
            <text:p>97.7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ew (no test translation)</text:p>
          </table:table-cell>
          <table:table-cell/>
          <table:table-cell office:value-type="string" calcext:value-type="string">
            <text:p>Alternative measure</text:p>
          </table:table-cell>
          <table:table-cell table:number-columns-repeated="5"/>
          <table:table-cell office:value-type="string" calcext:value-type="string">
            <text:p>NPTN(12,3)</text:p>
          </table:table-cell>
          <table:table-cell table:style-name="ce5" office:value-type="percentage" office:value="0.9792" calcext:value-type="percentage">
            <text:p>97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 (48)</text:p>
          </table:table-cell>
          <table:table-cell table:style-name="ce2" office:value-type="float" office:value="0.92783253" calcext:value-type="float">
            <text:p>0.92783253</text:p>
          </table:table-cell>
          <table:table-cell office:value-type="float" office:value="68.29" calcext:value-type="float">
            <text:p>68.29</text:p>
          </table:table-cell>
          <table:table-cell office:value-type="float" office:value="0.832203975" calcext:value-type="float">
            <text:p>0.832203975</text:p>
          </table:table-cell>
          <table:table-cell office:value-type="float" office:value="71.6" calcext:value-type="float">
            <text:p>71.6</text:p>
          </table:table-cell>
          <table:table-cell table:number-columns-repeated="2"/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table:number-columns-repeated="2"/>
          <table:table-cell office:value-type="string" calcext:value-type="string">
            <text:p>NPTN(7,5)</text:p>
          </table:table-cell>
          <table:table-cell table:style-name="ce4" office:value-type="percentage" office:value="0.9732" calcext:value-type="percentage">
            <text:p>97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679728" calcext:value-type="float">
            <text:p>0.93679728</text:p>
          </table:table-cell>
          <table:table-cell office:value-type="float" office:value="67.95" calcext:value-type="float">
            <text:p>67.95</text:p>
          </table:table-cell>
          <table:table-cell table:number-columns-repeated="4"/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2"/>
          <table:table-cell office:value-type="string" calcext:value-type="string">
            <text:p>RN(12,3) <text:s/>a=30</text:p>
          </table:table-cell>
          <table:table-cell table:number-columns-repeated="2"/>
          <table:table-cell table:style-name="ce4" office:value-type="percentage" office:value="0.9634" calcext:value-type="percentage">
            <text:p>96.34%</text:p>
          </table:table-cell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8"/>
          <table:table-cell office:value-type="string" calcext:value-type="string">
            <text:p>RN(12,3) <text:s/>a=60</text:p>
          </table:table-cell>
          <table:table-cell table:number-columns-repeated="2"/>
          <table:table-cell table:style-name="ce4" office:value-type="percentage" office:value="0.957" calcext:value-type="percentage">
            <text:p>95.70%</text:p>
          </table:table-cell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2"/>
          <table:table-cell office:value-type="string" calcext:value-type="string">
            <text:p>Diagramm: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PTN</text:p>
          </table:table-cell>
          <table:table-cell table:number-columns-repeated="3"/>
          <table:table-cell office:value-type="string" calcext:value-type="string">
            <text:p>RN(12,3) <text:s/>a=90</text:p>
          </table:table-cell>
          <table:table-cell table:number-columns-repeated="2"/>
          <table:table-cell table:style-name="ce4" office:value-type="percentage" office:value="0.957" calcext:value-type="percentage">
            <text:p>95.70%</text:p>
          </table:table-cell>
        </table:table-row>
        <table:table-row table:style-name="ro1">
          <table:table-cell office:value-type="string" calcext:value-type="string">
            <text:p>NPTN(12,4)</text:p>
          </table:table-cell>
          <table:table-cell table:style-name="ce2" office:value-type="float" office:value="0.92871426" calcext:value-type="float">
            <text:p>0.92871426</text:p>
          </table:table-cell>
          <table:table-cell office:value-type="float" office:value="68.04" calcext:value-type="float">
            <text:p>68.04</text:p>
          </table:table-cell>
          <table:table-cell office:value-type="float" office:value="0.816698" calcext:value-type="float">
            <text:p>0.816698</text:p>
          </table:table-cell>
          <table:table-cell office:value-type="float" office:value="72.34" calcext:value-type="float">
            <text:p>72.34</text:p>
          </table:table-cell>
          <table:table-cell office:value-type="string" calcext:value-type="string">
            <text:p>(48,1)</text:p>
          </table:table-cell>
          <table:table-cell table:style-name="ce2" office:value-type="float" office:value="0.92783253" calcext:value-type="float">
            <text:p>0.92783253</text:p>
          </table:table-cell>
          <table:table-cell office:value-type="float" office:value="0.93679728" calcext:value-type="float">
            <text:p>0.93679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TN(9,5)</text:p>
          </table:table-cell>
          <table:table-cell office:value-type="float" office:value="0.9566108778" calcext:value-type="float">
            <text:p>0.9566108778</text:p>
          </table:table-cell>
          <table:table-cell office:value-type="float" office:value="66.68" calcext:value-type="float">
            <text:p>66.68</text:p>
          </table:table-cell>
          <table:table-cell table:number-columns-repeated="2"/>
          <table:table-cell office:value-type="string" calcext:value-type="string">
            <text:p>(24,2)</text:p>
          </table:table-cell>
          <table:table-cell/>
          <table:table-cell office:value-type="float" office:value="0.905607884371281" calcext:value-type="float">
            <text:p>0.9056078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table:style-name="ce2"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2"/>
          <table:table-cell office:value-type="string" calcext:value-type="string">
            <text:p>(16,3)</text:p>
          </table:table-cell>
          <table:table-cell/>
          <table:table-cell office:value-type="float" office:value="0.931206650304794" calcext:value-type="float">
            <text:p>0.9312066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4"/>
          <table:table-cell office:value-type="string" calcext:value-type="string">
            <text:p>(12,4)</text:p>
          </table:table-cell>
          <table:table-cell/>
          <table:table-cell table:style-name="ce2" office:value-type="float" office:value="0.92871426" calcext:value-type="float">
            <text:p>0.928714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(9,5)</text:p>
          </table:table-cell>
          <table:table-cell/>
          <table:table-cell office:value-type="float" office:value="0.9566108778" calcext:value-type="float">
            <text:p>0.956610877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imes: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  <table:table-cell table:number-columns-repeated="2"/>
          <table:table-cell office:value-type="string" calcext:value-type="string">
            <text:p>MN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11"/>
          <table:table-cell office:value-type="string" calcext:value-type="string">
            <text:p>17 46 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5"/>
          <table:table-cell office:value-type="string" calcext:value-type="string">
            <text:p>RN(7,5) a=60</text:p>
          </table:table-cell>
          <table:table-cell office:value-type="string" calcext:value-type="string">
            <text:p>~95 min</text:p>
          </table:table-cell>
          <table:table-cell/>
          <table:table-cell table:style-name="ce7" office:value-type="string" calcext:value-type="string">
            <text:p>19 36 33</text:p>
          </table:table-cell>
          <table:table-cell office:value-type="string" calcext:value-type="string">
            <text:p>21 27 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4"/>
          <table:table-cell office:value-type="string" calcext:value-type="string">
            <text:p>RN(12,3)</text:p>
          </table:table-cell>
          <table:table-cell office:value-type="string" calcext:value-type="string">
            <text:p>~111 min</text:p>
          </table:table-cell>
          <table:table-cell office:value-type="string" calcext:value-type="string">
            <text:p>110min</text:p>
          </table:table-cell>
          <table:table-cell office:value-type="string" calcext:value-type="string">
            <text:p>60 + 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4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4"/>
          <table:table-cell office:value-type="string" calcext:value-type="string">
            <text:p>NPTN(7,5) </text:p>
          </table:table-cell>
          <table:table-cell office:value-type="string" calcext:value-type="string">
            <text:p>106 min </text:p>
          </table:table-cell>
          <table:table-cell office:value-type="string" calcext:value-type="string">
            <text:p>105 min</text:p>
          </table:table-cell>
          <table:table-cell office:value-type="string" calcext:value-type="string">
            <text:p>19 56 21 </text:p>
          </table:table-cell>
          <table:table-cell office:value-type="string" calcext:value-type="string">
            <text:p>21 42</text:p>
          </table:table-cell>
          <table:table-cell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4" office:value-type="percentage" office:value="0.9772" calcext:value-type="percentage">
            <text:p>97.72%</text:p>
          </table:table-cell>
          <table:table-cell office:value-type="string" calcext:value-type="string">
            <text:p>SCHEDU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float" office:value="0.0725581953167915" calcext:value-type="float">
            <text:p>0.0725581953</text:p>
          </table:table-cell>
          <table:table-cell table:style-name="ce5" office:value-type="percentage" office:value="0.9792" calcext:value-type="percentage">
            <text:p>97.92%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TN(7,5)</text:p>
          </table:table-cell>
          <table:table-cell office:value-type="float" office:value="0.0839744678" calcext:value-type="float">
            <text:p>0.0839744678</text:p>
          </table:table-cell>
          <table:table-cell table:style-name="ce4" office:value-type="percentage" office:value="0.9732" calcext:value-type="percentage">
            <text:p>97.32%</text:p>
          </table:table-cell>
          <table:table-cell office:value-type="float" office:value="0.04122427" calcext:value-type="float">
            <text:p>0.04122427</text:p>
          </table:table-cell>
          <table:table-cell office:value-type="float" office:value="98.6" calcext:value-type="float">
            <text:p>98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12,3) <text:s/>a=30</text:p>
          </table:table-cell>
          <table:table-cell office:value-type="float" office:value="0.117611739" calcext:value-type="float">
            <text:p>0.117611739</text:p>
          </table:table-cell>
          <table:table-cell table:style-name="ce4" office:value-type="percentage" office:value="0.9634" calcext:value-type="percentage">
            <text:p>96.34%</text:p>
          </table:table-cell>
          <table:table-cell office:value-type="float" office:value="0.07676387" calcext:value-type="float">
            <text:p>0.07676387</text:p>
          </table:table-cell>
          <table:table-cell office:value-type="float" office:value="97.54" calcext:value-type="float">
            <text:p>97.54</text:p>
          </table:table-cell>
          <table:table-cell table:number-columns-repeated="4"/>
          <table:table-cell office:value-type="string" calcext:value-type="string">
            <text:p>CI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(12,3) <text:s/>a=60</text:p>
          </table:table-cell>
          <table:table-cell office:value-type="float" office:value="0.13536181" calcext:value-type="float">
            <text:p>0.13536181</text:p>
          </table:table-cell>
          <table:table-cell table:style-name="ce4" office:value-type="percentage" office:value="0.957" calcext:value-type="percentage">
            <text:p>95.70%</text:p>
          </table:table-cell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4"/>
          <table:table-cell office:value-type="string" calcext:value-type="string">
            <text:p>NPTN(12,4)</text:p>
          </table:table-cell>
          <table:table-cell office:value-type="string" calcext:value-type="string">
            <text:p>~9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(12,3) <text:s/>a=90</text:p>
          </table:table-cell>
          <table:table-cell office:value-type="float" office:value="0.134679595" calcext:value-type="float">
            <text:p>0.134679595</text:p>
          </table:table-cell>
          <table:table-cell table:style-name="ce4" office:value-type="percentage" office:value="0.957" calcext:value-type="percentage">
            <text:p>95.70%</text:p>
          </table:table-cell>
          <table:table-cell office:value-type="float" office:value="0.0881728" calcext:value-type="float">
            <text:p>0.0881728</text:p>
          </table:table-cell>
          <table:table-cell office:value-type="float" office:value="97.3" calcext:value-type="float">
            <text:p>97.3</text:p>
          </table:table-cell>
          <table:table-cell table:number-columns-repeated="4"/>
          <table:table-cell office:value-type="string" calcext:value-type="string">
            <text:p>NPTN(48,1)</text:p>
          </table:table-cell>
          <table:table-cell office:value-type="string" calcext:value-type="string">
            <text:p>~7.5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0.09232066" calcext:value-type="float">
            <text:p>0.09232066</text:p>
          </table:table-cell>
          <table:table-cell office:value-type="float" office:value="97.21" calcext:value-type="float">
            <text:p>97.21</text:p>
          </table:table-cell>
          <table:table-cell table:number-columns-repeated="4"/>
          <table:table-cell office:value-type="string" calcext:value-type="string">
            <text:p>CNN(48,1)</text:p>
          </table:table-cell>
          <table:table-cell office:value-type="string" calcext:value-type="string">
            <text:p>~4.5h</text:p>
          </table:table-cell>
          <table:table-cell/>
          <table:table-cell office:value-type="string" calcext:value-type="string">
            <text:p>5 5 11</text:p>
          </table:table-cell>
          <table:table-cell table:style-name="ce3" office:value-type="time" office:time-value="PT12H26M00S" calcext:value-type="time">
            <text:p>12:26:00 PM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1.7263" calcext:value-type="float">
            <text:p>1.7263</text:p>
          </table:table-cell>
          <table:table-cell office:value-type="float" office:value="72.36" calcext:value-type="float">
            <text:p>7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1.64531061582565" calcext:value-type="float">
            <text:p>1.6453106158</text:p>
          </table:table-cell>
          <table:table-cell office:value-type="float" office:value="73.42" calcext:value-type="float">
            <text:p>73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TN(12,3)</text:p>
          </table:table-cell>
          <table:table-cell table:number-columns-repeated="2"/>
          <table:table-cell office:value-type="float" office:value="2.146395367" calcext:value-type="float">
            <text:p>2.146395367</text:p>
          </table:table-cell>
          <table:table-cell office:value-type="float" office:value="76.62" calcext:value-type="float">
            <text:p>76.62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NN(48,89,16)</text:p>
          </table:table-cell>
          <table:table-cell/>
          <table:table-cell office:value-type="float" office:value="1.3945312" calcext:value-type="float">
            <text:p>1.3945312</text:p>
          </table:table-cell>
          <table:table-cell office:value-type="float" office:value="76.27" calcext:value-type="float">
            <text:p>76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G=1)</text:p>
          </table:table-cell>
          <table:table-cell office:value-type="string" calcext:value-type="string">
            <text:p>NPTN(48,89,16,G=1)</text:p>
          </table:table-cell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G=2)</text:p>
          </table:table-cell>
          <table:table-cell office:value-type="string" calcext:value-type="string">
            <text:p>NPTN(32,48,24,G=2)</text:p>
          </table:table-cell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G=3)</text:p>
          </table:table-cell>
          <table:table-cell office:value-type="string" calcext:value-type="string">
            <text:p>NPTN(32,32,24,G=3)</text:p>
          </table:table-cell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G=4)</text:p>
          </table:table-cell>
          <table:table-cell office:value-type="string" calcext:value-type="string">
            <text:p>NPTN(24,32,16,G=4)</text:p>
          </table:table-cell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UN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table:style-name="ce6" office:value-type="float" office:value="1.47784606494904" calcext:value-type="float">
            <text:p>1.4778460649</text:p>
          </table:table-cell>
          <table:table-cell table:style-name="ce6"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ough time estimates</text:p>
          </table:table-cell>
          <table:table-cell table:number-columns-repeated="14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style-name="ce3" office:value-type="time" office:time-value="PT15H47M51S" calcext:value-type="time">
            <text:p>03:47:51 PM</text:p>
          </table:table-cell>
          <table:table-cell office:value-type="string" calcext:value-type="string">
            <text:p>Rotnet </text:p>
          </table:table-cell>
          <table:table-cell table:number-columns-repeated="12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N <text:s/>CIFAR 10 48 1</text:p>
          </table:table-cell>
          <table:table-cell table:number-columns-repeated="12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style-name="ce3" office:value-type="time" office:time-value="PT12H26M46S" calcext:value-type="time">
            <text:p>12:26:46 PM</text:p>
          </table:table-cell>
          <table:table-cell table:number-columns-repeated="13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titel 30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Convolution 1 mi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Max Pool 45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PTN NPTN 1 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Implemenation 2 min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RotNe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Experiment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Experiment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Experiment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Experiment 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string" calcext:value-type="string">
            <text:p>Experiment 4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string" calcext:value-type="string">
            <text:p>What did we lear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string" calcext:value-type="string">
            <text:p>Conclusio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table:formula="of:=SUM([.M87:.M102])" office:value-type="float" office:value="10.75" calcext:value-type="float">
            <text:p>10.75</text:p>
          </table:table-cell>
          <table:table-cell table:number-columns-repeated="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CNN(36)</text:p>
          </table:table-cell>
          <table:table-cell/>
          <table:table-cell office:value-type="float" office:value="76.8" calcext:value-type="float">
            <text:p>76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72.52" calcext:value-type="float">
            <text:p>72.5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72.36" calcext:value-type="float">
            <text:p>72.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73.42" calcext:value-type="float">
            <text:p>73.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PTN(12,3)</text:p>
          </table:table-cell>
          <table:table-cell office:value-type="float" office:value="76.62" calcext:value-type="float">
            <text:p>76.6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09:34:09.55739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23T09:33:02.451754900</dc:date>
    <meta:editing-duration>P1DT21H24M57S</meta:editing-duration>
    <meta:editing-cycles>14</meta:editing-cycles>
    <meta:generator>LibreOffice/5.1.6.2$Linux_X86_64 LibreOffice_project/10m0$Build-2</meta:generator>
    <meta:document-statistic meta:table-count="1" meta:cell-count="2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1.088cm" svg:y="0.316cm" chart:style-name="ch2">
          <text:p>Comparison of  networks where only the test set is rotated randomly </text:p>
        </chart:title>
        <chart:subtitle svg:x="6.353cm" svg:y="1.275cm" chart:style-name="ch3">
          <text:p>(up to 60 degrees)</text:p>
        </chart:subtitle>
        <chart:plot-area chart:style-name="ch4" table:cell-range-address="Sheet1.A32:Sheet1.A36 Sheet1.E32:Sheet1.E36" chart:data-source-has-labels="column" svg:x="1.717cm" svg:y="2.138cm" svg:width="13.961cm" svg:height="6.687cm">
          <chartooo:coordinate-region svg:x="2.365cm" svg:y="2.337cm" svg:width="12.412cm" svg:height="5.841cm"/>
          <chart:axis chart:dimension="x" chart:name="primary-x" chart:style-name="ch5" chartooo:axis-type="auto">
            <chartooo:date-scale/>
            <chart:categories table:cell-range-address="Sheet1.A32:Sheet1.A36"/>
          </chart:axis>
          <chart:axis chart:dimension="y" chart:name="primary-y" chart:style-name="ch5">
            <chart:title svg:x="0.451cm" svg:y="6.761cm" chart:style-name="ch6">
              <text:p>Accuracy</text:p>
            </chart:title>
            <chart:grid chart:style-name="ch7" chart:class="major"/>
          </chart:axis>
          <chart:series chart:style-name="ch8" chart:values-cell-range-address="Sheet1.E32:Sheet1.E3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A32:Sheet1.A36</svg:desc>
                </draw:g>
              </table:table-cell>
              <table:table-cell office:value-type="float" office:value="76.8">
                <text:p>76.8</text:p>
                <draw:g>
                  <svg:desc>Sheet1.E32:Sheet1.E36</svg:desc>
                </draw:g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RN(12,3) a=30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RN(7,5) a=60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76.62">
                <text:p>76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945" chart:maximum="0.985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cm" svg:y="0cm" chart:style-name="ch2">
          <text:p/>
        </chart:title>
        <chart:subtitle svg:x="5.482cm" svg:y="0.18cm" chart:style-name="ch3">
          <text:p>(Rotations up to 90 degrees)</text:p>
        </chart:subtitle>
        <chart:plot-area chart:style-name="ch4" table:cell-range-address="Sheet1.A19:Sheet1.A25 Sheet1.C19:Sheet1.C25" chart:data-source-has-labels="column" svg:x="1.331cm" svg:y="1.043cm" svg:width="14.349cm" svg:height="7.777cm">
          <chartooo:coordinate-region svg:x="2.746cm" svg:y="1.043cm" svg:width="12.793cm" svg:height="5.402cm"/>
          <chart:axis chart:dimension="x" chart:name="primary-x" chart:style-name="ch5" chartooo:axis-type="auto">
            <chartooo:date-scale/>
            <chart:categories table:cell-range-address="Sheet1.A19:Sheet1.A25"/>
          </chart:axis>
          <chart:axis chart:dimension="y" chart:name="primary-y" chart:style-name="ch6">
            <chart:title svg:x="0.451cm" svg:y="5.65cm" chart:style-name="ch7">
              <text:p>Accuracy</text:p>
            </chart:title>
            <chart:grid chart:style-name="ch8" chart:class="major"/>
          </chart:axis>
          <chart:series chart:style-name="ch9" chart:values-cell-range-address="Sheet1.C19:Sheet1.C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A19:Sheet1.A25</svg:desc>
                </draw:g>
              </table:table-cell>
              <table:table-cell office:value-type="float" office:value="0.9769">
                <text:p>0.9769</text:p>
                <draw:g>
                  <svg:desc>Sheet1.C19:Sheet1.C25</svg:desc>
                </draw:g>
              </table:table-cell>
            </table:table-row>
            <table:table-row>
              <table:table-cell office:value-type="string">
                <text:p>NPTN(18,2)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NPTN(7,5)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RN(12,3)  a=30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RN(12,3)  a=90</text:p>
              </table:table-cell>
              <table:table-cell office:value-type="float" office:value="0.957">
                <text:p>0.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2cm" svg:height="9.005cm" xlink:href=".." xlink:type="simple" chart:class="chart:line" chart:style-name="ch1">
        <chart:title svg:x="4.366cm" svg:y="0.263cm" chart:style-name="ch2">
          <text:p>3-layered networks on CIFAR</text:p>
        </chart:title>
        <chart:plot-area chart:style-name="ch3" table:cell-range-address="Sheet1.B49:Sheet1.B53 Sheet1.D49:Sheet1.D53" chart:data-source-has-labels="column" svg:x="1.303cm" svg:y="1.275cm" svg:width="13.025cm" svg:height="7.55cm">
          <chartooo:coordinate-region svg:x="1.924cm" svg:y="1.275cm" svg:width="12.263cm" svg:height="4.539cm"/>
          <chart:axis chart:dimension="x" chart:name="primary-x" chart:style-name="ch4" chartooo:axis-type="auto">
            <chartooo:date-scale/>
            <chart:categories table:cell-range-address="Sheet1.B49:Sheet1.B53"/>
          </chart:axis>
          <chart:axis chart:dimension="y" chart:name="primary-y" chart:style-name="ch4">
            <chart:title svg:x="0.451cm" svg:y="5.769cm" chart:style-name="ch5">
              <text:p>Accuracy</text:p>
            </chart:title>
            <chart:grid chart:style-name="ch6" chart:class="major"/>
          </chart:axis>
          <chart:series chart:style-name="ch7" chart:values-cell-range-address="Sheet1.D49:Sheet1.D5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49:Sheet1.B53</svg:desc>
                </draw:g>
              </table:table-cell>
              <table:table-cell office:value-type="float" office:value="76.27">
                <text:p>76.27</text:p>
                <draw:g>
                  <svg:desc>Sheet1.D49:Sheet1.D53</svg:desc>
                </draw:g>
              </table:table-cell>
            </table:table-row>
            <table:table-row>
              <table:table-cell office:value-type="string">
                <text:p>NPTN(48,89,16,G=1)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NPTN(32,48,24,G=2)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NPTN(32,32,24,G=3)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NPTN(24,32,16,G=4)</text:p>
              </table:table-cell>
              <table:table-cell office:value-type="float" office:value="74.25">
                <text:p>74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9" chart:maximum="0.96" chart:origin="0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circle" chart:symbol-width="0.3cm" chart:symbol-height="0.3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35cm" chart:symbol-height="0.35cm" chart:link-data-style-to-source="true"/>
      <style:graphic-properties svg:stroke-width="0.102cm" svg:stroke-color="#336699" draw:fill-color="#3366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svg:stroke-color="#33333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435cm" svg:y="3.954cm" style:legend-expansion="high" chart:style-name="ch2"/>
        <chart:plot-area chart:style-name="ch3" table:cell-range-address="Sheet1.F9:Sheet1.H13" chart:data-source-has-labels="both" svg:x="1.866cm" svg:y="0.18cm" svg:width="11.25cm" svg:height="7.128cm">
          <chartooo:coordinate-region svg:x="3.149cm" svg:y="0.472cm" svg:width="9.41cm" svg:height="6.004cm"/>
          <chart:axis chart:dimension="x" chart:name="primary-x" chart:style-name="ch4" chartooo:axis-type="auto">
            <chartooo:date-scale/>
            <chart:title svg:x="5.511cm" svg:y="7.488cm" chart:style-name="ch5">
              <text:p>(Channel,|G|)</text:p>
            </chart:title>
            <chart:categories table:cell-range-address="Sheet1.F9:Sheet1.F13"/>
            <chart:grid chart:style-name="ch6" chart:class="major"/>
          </chart:axis>
          <chart:axis chart:dimension="y" chart:name="primary-y" chart:style-name="ch7">
            <chart:title svg:x="0.451cm" svg:y="5.671cm" chart:style-name="ch8">
              <text:p>NLL test loss</text:p>
            </chart:title>
            <chart:grid chart:style-name="ch9" chart:class="major"/>
          </chart:axis>
          <chart:series chart:style-name="ch10" chart:values-cell-range-address="Sheet1.G9:Sheet1.G13" loext:label-string="convnet" chart:class="chart:line">
            <chart:data-point chart:repeated="5"/>
          </chart:series>
          <chart:series chart:style-name="ch11" chart:values-cell-range-address="Sheet1.H9:Sheet1.H13" loext:label-string="nptns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net</text:p>
              </table:table-cell>
              <table:table-cell office:value-type="string">
                <text:p>nptns</text:p>
              </table:table-cell>
            </table:table-row>
          </table:table-header-rows>
          <table:table-rows>
            <table:table-row>
              <table:table-cell office:value-type="string">
                <text:p>(48,1)</text:p>
                <draw:g>
                  <svg:desc>Sheet1.F9:Sheet1.F13</svg:desc>
                </draw:g>
              </table:table-cell>
              <table:table-cell office:value-type="float" office:value="0.92783253">
                <text:p>0.92783253</text:p>
                <draw:g>
                  <svg:desc>Sheet1.G9:Sheet1.G13</svg:desc>
                </draw:g>
              </table:table-cell>
              <table:table-cell office:value-type="float" office:value="0.93679728">
                <text:p>0.93679728</text:p>
                <draw:g>
                  <svg:desc>Sheet1.H9:Sheet1.H13</svg:desc>
                </draw:g>
              </table:table-cell>
            </table:table-row>
            <table:table-row>
              <table:table-cell office:value-type="string">
                <text:p>(24,2)</text:p>
              </table:table-cell>
              <table:table-cell office:value-type="float" office:value="NaN">
                <text:p>NaN</text:p>
              </table:table-cell>
              <table:table-cell office:value-type="float" office:value="0.905607884371281">
                <text:p>0.905607884371281</text:p>
              </table:table-cell>
            </table:table-row>
            <table:table-row>
              <table:table-cell office:value-type="string">
                <text:p>(16,3)</text:p>
              </table:table-cell>
              <table:table-cell office:value-type="float" office:value="NaN">
                <text:p>NaN</text:p>
              </table:table-cell>
              <table:table-cell office:value-type="float" office:value="0.931206650304794">
                <text:p>0.931206650304794</text:p>
              </table:table-cell>
            </table:table-row>
            <table:table-row>
              <table:table-cell office:value-type="string">
                <text:p>(12,4)</text:p>
              </table:table-cell>
              <table:table-cell office:value-type="float" office:value="NaN">
                <text:p>NaN</text:p>
              </table:table-cell>
              <table:table-cell office:value-type="float" office:value="0.92871426">
                <text:p>0.92871426</text:p>
              </table:table-cell>
            </table:table-row>
            <table:table-row>
              <table:table-cell office:value-type="string">
                <text:p>(9,5)</text:p>
              </table:table-cell>
              <table:table-cell office:value-type="float" office:value="NaN">
                <text:p>NaN</text:p>
              </table:table-cell>
              <table:table-cell office:value-type="float" office:value="0.9566108778">
                <text:p>0.9566108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display-label="true" chart:logarithmic="false" chart:minimum="0.95" chart:maximum="0.985" chart:origin="0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 style:data-style-name="N11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L2:Sheet1.O8" chart:data-source-has-labels="column" svg:x="1.671cm" svg:y="0.18cm" svg:width="14.009cm" svg:height="8.64cm">
          <chartooo:coordinate-region svg:x="3.086cm" svg:y="0.18cm" svg:width="12.434cm" svg:height="6.032cm"/>
          <chart:axis chart:dimension="x" chart:name="primary-x" chart:style-name="ch3" chartooo:axis-type="auto">
            <chartooo:date-scale/>
            <chart:categories table:cell-range-address="Sheet1.L2:Sheet1.L8"/>
            <chart:grid chart:style-name="ch4" chart:class="major"/>
          </chart:axis>
          <chart:axis chart:dimension="y" chart:name="primary-y" chart:style-name="ch5">
            <chart:title svg:x="0.451cm" svg:y="5.68cm" chart:style-name="ch6">
              <text:p>Accuracy</text:p>
            </chart:title>
            <chart:grid chart:style-name="ch4" chart:class="major"/>
          </chart:axis>
          <chart:series chart:style-name="ch7" chart:values-cell-range-address="Sheet1.M2:Sheet1.M8" chart:class="chart:line">
            <chart:data-point chart:repeated="7"/>
          </chart:series>
          <chart:series chart:style-name="ch8" chart:values-cell-range-address="Sheet1.N2:Sheet1.N8" chart:class="chart:line">
            <chart:data-point chart:repeated="7"/>
          </chart:series>
          <chart:series chart:style-name="ch9" chart:values-cell-range-address="Sheet1.O2:Sheet1.O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L2:Sheet1.L8</svg:desc>
                </draw:g>
              </table:table-cell>
              <table:table-cell office:value-type="float" office:value="NaN">
                <text:p>NaN</text:p>
                <draw:g>
                  <svg:desc>Sheet1.M2:Sheet1.M8</svg:desc>
                </draw:g>
              </table:table-cell>
              <table:table-cell office:value-type="float" office:value="0.9769">
                <text:p>0.9769</text:p>
                <draw:g>
                  <svg:desc>Sheet1.N2:Sheet1.N8</svg:desc>
                </draw:g>
              </table:table-cell>
              <table:table-cell office:value-type="float" office:value="NaN">
                <text:p>NaN</text:p>
                <draw:g>
                  <svg:desc>Sheet1.O2:Sheet1.O8</svg:desc>
                </draw:g>
              </table:table-cell>
            </table:table-row>
            <table:table-row>
              <table:table-cell office:value-type="string">
                <text:p>NPTN(18,2)</text:p>
              </table:table-cell>
              <table:table-cell office:value-type="float" office:value="0.9772">
                <text:p>0.9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0.9792">
                <text:p>0.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PTN(7,5)</text:p>
              </table:table-cell>
              <table:table-cell office:value-type="float" office:value="0.9732">
                <text:p>0.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N(12,3)  a=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RN(12,3)  a=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">
                <text:p>0.9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maximum="78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plus" chart:symbol-width="0.35cm" chart:symbol-height="0.3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cm" chart:symbol-height="0.3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72cm" svg:y="3.703cm" style:legend-expansion="high" chart:style-name="ch2"/>
        <chart:plot-area chart:style-name="ch3" table:cell-range-address="Sheet1.B110:Sheet1.E114" chart:data-source-has-labels="both" svg:x="1.718cm" svg:y="0.18cm" svg:width="12.334cm" svg:height="8.64cm">
          <chartooo:coordinate-region svg:x="2.366cm" svg:y="0.38cm" svg:width="10.785cm" svg:height="7.794cm"/>
          <chart:axis chart:dimension="x" chart:name="primary-x" chart:style-name="ch4" chartooo:axis-type="auto">
            <chartooo:date-scale/>
            <chart:categories table:cell-range-address="Sheet1.B110:Sheet1.B114"/>
            <chart:grid chart:style-name="ch5" chart:class="major"/>
          </chart:axis>
          <chart:axis chart:dimension="y" chart:name="primary-y" chart:style-name="ch6">
            <chart:title svg:x="0.451cm" svg:y="5.78cm" chart:style-name="ch7">
              <text:p>Accuracy</text:p>
            </chart:title>
            <chart:grid chart:style-name="ch5" chart:class="major"/>
          </chart:axis>
          <chart:series chart:style-name="ch8" chart:values-cell-range-address="Sheet1.C110:Sheet1.C114" loext:label-string="ntpn" chart:class="chart:line">
            <chart:data-point chart:repeated="5"/>
          </chart:series>
          <chart:series chart:style-name="ch9" chart:values-cell-range-address="Sheet1.D110:Sheet1.D114" loext:label-string="cnn" chart:class="chart:line">
            <chart:data-point chart:repeated="5"/>
          </chart:series>
          <chart:series chart:style-name="ch10" chart:values-cell-range-address="Sheet1.E110:Sheet1.E114" loext:label-string="rotnet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pn</text:p>
              </table:table-cell>
              <table:table-cell office:value-type="string">
                <text:p>cnn</text:p>
              </table:table-cell>
              <table:table-cell office:value-type="string">
                <text:p>rotnet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B110:Sheet1.B114</svg:desc>
                </draw:g>
              </table:table-cell>
              <table:table-cell office:value-type="float" office:value="NaN">
                <text:p>NaN</text:p>
                <draw:g>
                  <svg:desc>Sheet1.C110:Sheet1.C114</svg:desc>
                </draw:g>
              </table:table-cell>
              <table:table-cell office:value-type="float" office:value="76.8">
                <text:p>76.8</text:p>
                <draw:g>
                  <svg:desc>Sheet1.D110:Sheet1.D114</svg:desc>
                </draw:g>
              </table:table-cell>
              <table:table-cell office:value-type="float" office:value="NaN">
                <text:p>NaN</text:p>
                <draw:g>
                  <svg:desc>Sheet1.E110:Sheet1.E114</svg:desc>
                </draw:g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RN(12,3) a=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RN(7,5) a=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76.62">
                <text:p>7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